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2.6264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4.3528in"/>
    </style:style>
    <style:style style:name="co8" style:family="table-column">
      <style:table-column-properties fo:break-before="auto" style:column-width="2.102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Arial" style:font-name-asian="Droid Sans Fallback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3">
          <table:table-cell table:style-name="ce1" office:value-type="string">
            <text:p>Xronos: Orc-Apps Testing</text:p>
          </table:table-cell>
          <table:table-cell table:number-columns-repeated="7"/>
        </table:table-row>
        <table:table-row table:style-name="ro4" table:number-rows-repeated="2">
          <table:table-cell table:number-columns-repeated="8"/>
        </table:table-row>
        <table:table-row table:style-name="ro5">
          <table:table-cell office:value-type="string">
            <text:p>Design</text:p>
          </table:table-cell>
          <table:table-cell table:number-columns-repeated="3"/>
          <table:table-cell office:value-type="string">
            <text:p>Xronos Synthesis</text:p>
          </table:table-cell>
          <table:table-cell office:value-type="string">
            <text:p>Vlog Compilation</text:p>
          </table:table-cell>
          <table:table-cell office:value-type="string">
            <text:p>NL2_Sony_H Sim</text:p>
          </table:table-cell>
          <table:table-cell/>
        </table:table-row>
        <table:table-row table:style-name="ro4">
          <table:table-cell/>
          <table:table-cell office:value-type="string">
            <text:p>Top_mpeg4_part10_CBP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Parser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Algo_Synp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IntraPredSplit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Parser_IPCM</text:p>
          </table:table-cell>
          <table:table-cell table:number-columns-repeated="2" office:value-type="string">
            <text:p>Yes</text:p>
          </table:table-cell>
          <table:table-cell office:value-type="string">
            <text:p>No Data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Parser-Generate_Inter_Info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Mgnt_InterPre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gntDeblockingFilter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MCO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Reflist0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 table:style-name="ce2"/>
        </table:table-row>
        <table:table-row table:style-name="ro5">
          <table:table-cell table:number-columns-repeated="2"/>
          <table:table-cell office:value-type="string">
            <text:p>Pa-Gen-MVReconstruct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MvComponenetReor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vL0_Reconstr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RefIdxL0ToFrameNum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Decoding_Y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DecodedPictureBuffer</text:p>
          </table:table-cell>
          <table:table-cell table:number-columns-repeated="2" office:value-type="string">
            <text:p>Yes</text:p>
          </table:table-cell>
          <table:table-cell office:value-type="string">
            <text:p>Correct if writeData.launch.Chroma deleted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c-PredictionY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Deblocking_Filter</text:p>
          </table:table-cell>
          <table:table-cell table:number-columns-repeated="2" office:value-type="string">
            <text:p>Yes</text:p>
          </table:table-cell>
          <table:table-cell office:value-type="string">
            <text:p>Error on MB_OUT,16 value,without actor parameter 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DemuxParserInfos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elect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c-Pred-inter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_Cli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erp_Reor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erp_separablesixtapquarterpelavc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Dec_Pred-Intra4x4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Algo_add_4x4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rapred_luma_4x4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merge_4x4_to_16x16_norasterscan</text:p>
          </table:table-cell>
          <table:table-cell table:number-columns-repeated="2" office:value-type="string">
            <text:p>Yes</text:p>
          </table:table-cell>
          <table:table-cell office:value-type="string">
            <text:p>Correct, if buff is global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split_16x16_to_4x4_norasterscan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Buffer_neighbour_4x4</text:p>
          </table:table-cell>
          <table:table-cell table:number-columns-repeated="2" office:value-type="string">
            <text:p>Yes</text:p>
          </table:table-cell>
          <table:table-cell office:value-type="string">
            <text:p>Not Correct, probably parameter problem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gnt_Intra4x4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" office:value-type="string">
            <text:p>Dec_Pred-Intra16x16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2" office:value-type="string">
            <text:p>Add_Cli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rapred_Luma_16x16</text:p>
          </table:table-cell>
          <table:table-cell table:number-columns-repeated="2" office:value-type="string">
            <text:p>Yes</text:p>
          </table:table-cell>
          <table:table-cell office:value-type="string">
            <text:p>Not Correct, all MRP values are with -1 difference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Buffer_Neighbour_FullMb</text:p>
          </table:table-cell>
          <table:table-cell table:number-columns-repeated="2" office:value-type="string">
            <text:p>Yes</text:p>
          </table:table-cell>
          <table:table-cell office:value-type="string">
            <text:p>Not correct,parameter problem</text:p>
          </table:table-cell>
          <table:table-cell/>
        </table:table-row>
        <table:table-row table:style-name="ro4" table:number-rows-repeated="1048528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 style:data-style-name="N2" text:time-value="0000-00-00T14:53:4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dri Bezati</meta:initial-creator>
    <meta:creation-date>2012-07-17T16:18:07</meta:creation-date>
    <dc:date>2013-01-17T16:40:47</dc:date>
    <meta:editing-duration>PT2H8M40S</meta:editing-duration>
    <meta:editing-cycles>30</meta:editing-cycles>
    <meta:generator>LibreOffice/3.6$Linux_X86_64 LibreOffice_project/360m1$Build-2</meta:generator>
    <dc:creator>Endri Bezati</dc:creator>
    <meta:document-statistic meta:table-count="3" meta:cell-count="118" meta:object-count="0"/>
  </office:meta>
</office:document-meta>
</file>